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#ffff99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able_20_Contents" style:list-style-name="L26">
      <style:text-properties fo:font-size="15pt" style:font-size-asian="15pt" style:font-size-complex="15pt"/>
    </style:style>
    <style:style style:name="P2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67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68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69" style:family="paragraph" style:parent-style-name="Text_20_body" style:list-style-name="L2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7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7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7911537606353702309" text:style-name="L1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49">먼저, 크로가 왔다. 지상에서 데굴데굴을 하고 있었을 때 미케가 왔다.</text:p>
            </text:list-item>
            <text:list-item>
              <text:p text:style-name="P49">이 번은 두 마리 모구, 동시에, 허리 문질러 을 했다.</text:p>
            </text:list-item>
            <text:list-item>
              <text:p text:style-name="P49">교대로 했다. 미케가 해달라고 와서도, 크로의 문질러 을 계속했다.</text:p>
            </text:list-item>
          </text:list>
        </text:list-item>
        <text:list-item>
          <text:p text:style-name="P23">신체</text:p>
          <text:list>
            <text:list-item>
              <text:p text:style-name="P23">오른쪽의 좌골<text:span text:style-name="T7">「坐骨</text:span>. 통증<text:span text:style-name="T7">「疼痛</text:span>은 계속한다.</text:p>
            </text:list-item>
            <text:list-item>
              <text:p text:style-name="P23"><text:soft-page-break/>정강이를 위한 문질러. 또한 계속한다.</text:p>
            </text:list-item>
          </text:list>
        </text:list-item>
        <text:list-item>
          <text:p text:style-name="P23">음악</text:p>
          <text:list>
            <text:list-item>
              <text:p text:style-name="P23">동영상을 다시 몇번 찍었다. 我再次拍pai1摄she4了视频。</text:p>
            </text:list-item>
            <text:list-item>
              <text:p text:style-name="P23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1605631292533465342" text:style-name="L2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66">그 모양「形状에서 판단하여, 처음에는 미케라고 생각했다.</text:p>
                </text:list-item>
                <text:list-item>
                  <text:p text:style-name="P66">그러나, 미케와 비해, 머리가 더 크다. </text:p>
                </text:list-item>
                <text:list-item>
                  <text:p text:style-name="P66">그래서 류이라고 알려졌다.</text:p>
                </text:list-item>
              </text:list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이런 멜로디를 어제는 했던 것이지만, 昨日はやっていたのだが</text:p>
            </text:list-item>
            <text:list-item>
              <text:p text:style-name="P24">더우기 그 속편으로 <text:s/>さらに、その続編として</text:p>
            </text:list-item>
            <text:list-item>
              <text:p text:style-name="P24">이런구나. このようなんだ。</text:p>
            </text:list-item>
            <text:list-item>
              <text:p text:style-name="P24">그리고, 더우기 발전 시키면 そして、さらに発展させると</text:p>
            </text:list-item>
            <text:list-item>
              <text:p text:style-name="P24">그러자 이렇게 됩니다. すると、このようになります。</text:p>
            </text:list-item>
            <text:list-item>
              <text:p text:style-name="P24">이 발전은 아직 잘 모른다. この発展はまだ知らない。</text:p>
            </text:list-item>
            <text:list-item>
              <text:p text:style-name="P24">어쨌든, 이 번에는 いずれにせよ、この度は</text:p>
            </text:list-item>
            <text:list-item>
              <text:p text:style-name="P24">이 기본인 D에서 시작하여 この基本のDから始めて</text:p>
            </text:list-item>
            <text:list-item>
              <text:p text:style-name="P24">C를 위해 기본인 A Cのために基本であるA</text:p>
            </text:list-item>
            <text:list-item>
              <text:p text:style-name="P24">좌우, 다른 리듬으로 左右、他のリズムで</text:p>
            </text:list-item>
            <text:list-item>
              <text:p text:style-name="P24"><text:soft-page-break/>메이저 세븐에 맞는 건 무엇인가 하면, メジャーセブンに合ったものは何かというと、</text:p>
            </text:list-item>
            <text:list-item>
              <text:p text:style-name="P24">뭐, 이런 것이구나. まあ、こういうことだ。</text:p>
            </text:list-item>
            <text:list-item>
              <text:p text:style-name="P24">곡의 키를 변경한다는 연습곡. 曲のキーを変更する練習曲。</text:p>
            </text:list-item>
            <text:list-item>
              <text:p text:style-name="P24">처음에 하고 있었던 건 이것. 最初にしていたのはこれ。</text:p>
            </text:list-item>
            <text:list-item>
              <text:p text:style-name="P24">이른바 "1-2-6" 라고 하는 것. いわゆる「1-2-6」ということ。</text:p>
            </text:list-item>
            <text:list-item>
              <text:p text:style-name="P24">이런 곡도 있구나. このような曲もあるんだ。</text:p>
            </text:list-item>
            <text:list-item>
              <text:p text:style-name="P24">키를 잠정적으로 D로 하고, キーを暫定的にDとし、</text:p>
            </text:list-item>
            <text:list-item>
              <text:p text:style-name="P24"><text:s text:c="2"/>2와 7을 뽑습니다. ２と７を抜きます。</text:p>
            </text:list-item>
            <text:list-item>
              <text:p text:style-name="P24"/>
            </text:list-item>
            <text:list-item>
              <text:p text:style-name="P24">자신이 그 때 하고 있는 걸 그 장소에 두고 버리고, 自分がその時していることをその場所に置いてしまって、</text:p>
            </text:list-item>
            <text:list-item>
              <text:p text:style-name="P24"><text:s text:c="2"/>그 사람들의 흉내를 시작하고 버린다. それらの人々の真似を始めてしまう。</text:p>
            </text:list-item>
            <text:list-item>
              <text:p text:style-name="P24"><text:s text:c="2"/>그것이 고통의 시작. それ苦痛の始まり。</text:p>
            </text:list-item>
            <text:list-item>
              <text:p text:style-name="P24"><text:s text:c="2"/>그리고 동요를 억제 하려고 そして動揺を抑制しようと</text:p>
            </text:list-item>
            <text:list-item>
              <text:p text:style-name="P24"><text:s text:c="2"/>그 사람들을 공격하기 시작한다. それらの人々を攻撃し始める。</text:p>
            </text:list-item>
            <text:list-item>
              <text:p text:style-name="P24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4"><text:s text:c="2"/>그 자리에서 자신에게 전달하기. その場で自分に伝達する。</text:p>
            </text:list-item>
            <text:list-item>
              <text:p text:style-name="P24"><text:s text:c="2"/>뭘? <text:s/>자신 안의 소중한 것에 종사하십시오. 何？自分の中の大切な事に取り組むしてください。</text:p>
            </text:list-item>
            <text:list-item>
              <text:p text:style-name="P24"><text:s text:c="2"/>그 소중한 걸 키우세요. その貴重なもの育ててください。</text:p>
            </text:list-item>
            <text:list-item>
              <text:p text:style-name="P24"><text:s text:c="2"/>그 소중한 걸 중심으로 빛이 퍼져갑니다. その貴重なものを中心に光が広がっていきます。</text:p>
            </text:list-item>
            <text:list-item>
              <text:p text:style-name="P24"><text:s text:c="2"/>誰かに、縋り付こうとする。</text:p>
            </text:list-item>
            <text:list-item>
              <text:p text:style-name="P24"><text:s text:c="2"/>그 걸 놓아, 이 걸 자라게 하십시오. let it go and let this grow.</text:p>
            </text:list-item>
            <text:list-item>
              <text:p text:style-name="P24"><text:s text:c="2"/><text:tab/>어떤 영화를 보는지, <text:s/>어떤 음악을 들을까, どんな映画を見るか、どんな音楽を聴くか</text:p>
            </text:list-item>
            <text:list-item>
              <text:p text:style-name="P24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4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4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5107762884795668070" text:style-name="L3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0">류는 오지 않았다.</text:p>
            </text:list-item>
            <text:list-item>
              <text:p text:style-name="P25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  <text:list>
            <text:list-item>
              <text:p text:style-name="P25">한국어로 자유작문을 쓰고 있었다.</text:p>
            </text:list-item>
            <text:list-item>
              <text:p text:style-name="P25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5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5">자유작문</text:p>
          <text:list>
            <text:list-item>
              <text:p text:style-name="P25">C, D, E로 올라간다. C、D、Eと、上がっていく。</text:p>
            </text:list-item>
            <text:list-item>
              <text:p text:style-name="P25">C에서 D로 올라간다.</text:p>
            </text:list-item>
            <text:list-item>
              <text:p text:style-name="P25">처음의 녹음인데, 初めての録音なのですが、</text:p>
            </text:list-item>
            <text:list-item>
              <text:p text:style-name="P25">앨범의 두 번째의 곡으로 하자. アルバムの、２番目の曲にしよう。</text:p>
            </text:list-item>
            <text:list-item>
              <text:p text:style-name="P25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5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5">C는 이런 느낌이다. Cは、こんな感じです。</text:p>
            </text:list-item>
            <text:list-item>
              <text:p text:style-name="P25">G는 어때 라고 하면, Gはどうだ、と言うと、</text:p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>우리는 <text:s/>원래 머리가 좋다. 私たちは、皆、元々、頭がいいです。</text:p>
            </text:list-item>
            <text:list-item>
              <text:p text:style-name="P25">더 자세히 하면, もっと細かく言うと、</text:p>
            </text:list-item>
            <text:list-item>
              <text:p text:style-name="P25">우리의 뇌는 원래 좋다.</text:p>
            </text:list-item>
            <text:list-item>
              <text:p text:style-name="P25">아마 어딘가에서 들은 이야기 겠지만, 多分、どこかで聞いた話でしょうが、</text:p>
            </text:list-item>
            <text:list-item>
              <text:p text:style-name="P25">머리에는 원래 "좋다" 라든가 "나쁘다" 라고 하는 건 아니고, <text:s/>頭には、「いい」だの、「悪い」だのはなくて、</text:p>
            </text:list-item>
            <text:list-item>
              <text:p text:style-name="P25">그러한 건 원래 아니고, そういうものは、元々はなくて、</text:p>
            </text:list-item>
            <text:list-item>
              <text:p text:style-name="P25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5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4157576900918809583" text:style-name="L4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<text:soft-page-break/>자유작문</text:p>
          <text:list>
            <text:list-item>
              <text:p text:style-name="P26">오늘 밤. 저녁 식사의 준비. 할 일을 각각, 하나 하나, 메모에 기록했다. </text:p>
              <text:list>
                <text:list-item>
                  <text:p text:style-name="P26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5113088506793972284" text:style-name="L5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"실수 없도록게 연주한다" 라는 나에게는 무리이다. 間違いがないように弾く。というのは、私には、無理だ</text:p>
            </text:list-item>
            <text:list-item>
              <text:p text:style-name="P27">연습의 목표. 練習の目標</text:p>
            </text:list-item>
            <text:list-item>
              <text:p text:style-name="P27">거친 형태를 명백하게 한다. 大まかな形を、明らかにする。</text:p>
            </text:list-item>
            <text:list-item>
              <text:p text:style-name="P27">즉흥적 소리를 붙이거나, 또는, 제외하거나 하면서, 即興の音を、つけたり、あるいは、除いたりしながら、</text:p>
            </text:list-item>
            <text:list-item>
              <text:p text:style-name="P27">연주 때는 그 거친 형태를 기본으로 하여, 演奏の時には、その大まかな形を基にして、</text:p>
            </text:list-item>
            <text:list-item>
              <text:p text:style-name="P27">러시아어</text:p>
              <text:list>
                <text:list-item>
                  <text:p text:style-name="P27">рядом с[next-to моим домом, есть парк. там живут бездомые кошки.</text:p>
                </text:list-item>
                <text:list-item>
                  <text:p text:style-name="P27">каждую ночь, я хожу в парк.</text:p>
                </text:list-item>
                <text:list-item>
                  <text:p text:style-name="P27">я даю им еду[food.</text:p>
                </text:list-item>
              </text:list>
            </text:list-item>
            <text:list-item>
              <text:p text:style-name="P27">汉语</text:p>
              <text:list>
                <text:list-item>
                  <text:p text:style-name="P27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7">到了房间里啊，我的脑子觉得不好，有点重。我决定再次入睡shui4。</text:p>
                </text:list-item>
              </text:list>
            </text:list-item>
            <text:list-item>
              <text:p text:style-name="P27">język polski</text:p>
              <text:list>
                <text:list-item>
                  <text:p text:style-name="P27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2501865348932093259" text:style-name="L6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51">두 마리 모두 울타리 안쪽에 있어.</text:p>
            </text:list-item>
            <text:list-item>
              <text:p text:style-name="P28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8">신체</text:p>
        </text:list-item>
        <text:list-item>
          <text:p text:style-name="P28">음악</text:p>
        </text:list-item>
        <text:list-item>
          <text:p text:style-name="P28">기타</text:p>
        </text:list-item>
        <text:list-item>
          <text:p text:style-name="P28">자유작문</text:p>
          <text:list>
            <text:list-item>
              <text:p text:style-name="P28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8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8">그렇지는 해도, 타인과의 대화에서는 他人との会話では、</text:p>
                </text:list-item>
                <text:list-item>
                  <text:p text:style-name="P28">예기하지 않는 것이 나옵니다. 그런 사건이 상쾌합니다. 爽快です</text:p>
                </text:list-item>
              </text:list>
            </text:list-item>
            <text:list-item>
              <text:p text:style-name="P28">у меня болит[hurts талия[허리.</text:p>
              <text:list>
                <text:list-item>
                  <text:p text:style-name="P28">я пишу дневник[일기.</text:p>
                </text:list-item>
                <text:list-item>
                  <text:p text:style-name="P28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7224313356106570036" text:style-name="L7">
        <text:list-item>
          <text:p text:style-name="P29">먹이주기</text:p>
          <text:list>
            <text:list-item>
              <text:p text:style-name="P2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9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67">그러자「すると, "휴" 라고 으르렁「唸り声을 거렸다「立てた.</text:p>
                </text:list-item>
                <text:list-item>
                  <text:p text:style-name="P67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9">자유작문</text:p>
          <text:list>
            <text:list-item>
              <text:p text:style-name="P29">у меня болит[아프다 талия[허리.</text:p>
            </text:list-item>
            <text:list-item>
              <text:p text:style-name="P29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4886714886399956532" text:style-name="L8">
        <text:list-item>
          <text:p text:style-name="P30">기타</text:p>
          <text:list>
            <text:list-item>
              <text:p text:style-name="P30">나에게 적합한<text:span text:style-name="T7">「適切な</text:span> 직업<text:span text:style-name="T7">「職業</text:span>은 무엇일까?</text:p>
            </text:list-item>
            <text:list-item>
              <text:p text:style-name="P30">어떤 직업이 나는 적합한 것일까?</text:p>
            </text:list-item>
            <text:list-item>
              <text:p text:style-name="P30">편의점의 접객<text:span text:style-name="T7">「接客</text:span>이라는 일. 적합하지 않는다.</text:p>
            </text:list-item>
            <text:list-item>
              <text:p text:style-name="P30">뭔가를 만들어, 그 만든 걸 판매함.</text:p>
            </text:list-item>
            <text:list-item>
              <text:p text:style-name="P30">따라서, 이상적은 일은, 자신의 집에 틀어 박혀<text:span text:style-name="T7">「引きこもって</text:span>, 뭔가 작품을 만들 일.</text:p>
            </text:list-item>
            <text:list-item>
              <text:p text:style-name="P30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30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5142394170465599784" text:style-name="L9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1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52">먹이를 주면, 먹었다. / 그러나, 잠시 후 보니, 이미 없었다.</text:p>
            </text:list-item>
          </text:list>
        </text:list-item>
        <text:list-item>
          <text:p text:style-name="P31">신체</text:p>
          <text:list>
            <text:list-item>
              <text:p text:style-name="P31">"단전식 호흡" 이라는 방식을 시작했다.</text:p>
              <text:list>
                <text:list-item>
                  <text:p text:style-name="P31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1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1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1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1">음악</text:p>
        </text:list-item>
        <text:list-item>
          <text:p text:style-name="P31">기타</text:p>
        </text:list-item>
        <text:list-item>
          <text:p text:style-name="P31">자유작문</text:p>
          <text:list>
            <text:list-item>
              <text:p text:style-name="P31">у мея все еще болит талия. ~ my waist still hurts.</text:p>
            </text:list-item>
            <text:list-item>
              <text:p text:style-name="P31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2972268898470832536" text:style-name="L10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3">크로는 다시 내려오지 않는다. / 이 번은 돌출 울타리 앞에 나오는 것조차 하지 않아.</text:p>
            </text:list-item>
            <text:list-item>
              <text:p text:style-name="P53">미케에 잠시 허리 문지르을 하고, 옹벽 위를 보면, 크로는 없어.</text:p>
            </text:list-item>
            <text:list-item>
              <text:p text:style-name="P53">어쩔 수 없이, 미케 만에 먹이를 주었다.</text:p>
            </text:list-item>
            <text:list-item>
              <text:p text:style-name="P32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2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2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2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2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3939457443360556317" text:style-name="L11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4">크로는 오지 않았다. 항상 미케의 상대만 하고 있었기 때문이에요?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  <text:list>
            <text:list-item>
              <text:p text:style-name="P33">비디오의 녹화. 어제는 1번 만.</text:p>
            </text:list-item>
          </text:list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list>
                <text:list-item>
                  <text:p text:style-name="P33"><text:soft-page-break/>모두 스트레스에 시달리고 있어. みんな、ストレスに苦しんでいる。</text:p>
                </text:list-item>
                <text:list-item>
                  <text:p text:style-name="P33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3">던지고 버려질 기회를 갈망하고 있어. 投げ捨てられる機会を、渇望している。</text:p>
                </text:list-item>
                <text:list-item>
                  <text:p text:style-name="P33">그 걸 찾으면, 찾아냈다라고 생각하면, それを見つけたら、見つけられたと思ったら、</text:p>
                </text:list-item>
                <text:list-item>
                  <text:p text:style-name="P33">반사적으로 던지고 버린다. 反射的に、投げ捨てる。</text:p>
                </text:list-item>
                <text:list-item>
                  <text:p text:style-name="P33">그냥 뜨거운 주전자에 만졌다 사람이ちょうど、熱い薬缶に触れてしまった人が、</text:p>
                </text:list-item>
                <text:list-item>
                  <text:p text:style-name="P33">팔을 필사적으로 후퇴시킬 처럼 腕をしゃにむに引き戻すように。</text:p>
                </text:list-item>
                <text:list-item>
                  <text:p text:style-name="P33">커피를 입에 포함해 보니, コーヒーを口に含んだら、</text:p>
                </text:list-item>
                <text:list-item>
                  <text:p text:style-name="P33">엄청 뜨거워 생각할 시간도 없이 ものすごく熱くて、考える間もなく、</text:p>
                </text:list-item>
                <text:list-item>
                  <text:p text:style-name="P33">입을 벌리고 내뿜는 처럼. 口を開けて、吐き出すように。</text:p>
                </text:list-item>
              </text:list>
            </text:list-item>
            <text:list-item>
              <text:p text:style-name="P33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1667015281431298326" text:style-name="L12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5">비가 내리고 있었다. / 울타리에 접근해 보니, 미케의 울음 소리. / 더우기 보면, 크로의 그림자도 보인다.</text:p>
            </text:list-item>
            <text:list-item>
              <text:p text:style-name="P55">각각에 먹이를 주었다.</text:p>
            </text:list-item>
          </text:list>
        </text:list-item>
        <text:list-item>
          <text:p text:style-name="P34">신체</text:p>
        </text:list-item>
        <text:list-item>
          <text:p text:style-name="P34">음악</text:p>
        </text:list-item>
        <text:list-item>
          <text:p text:style-name="P34">기타</text:p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953313115527224065" text:style-name="L13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6">크로가 왔다. 미케는 오지 않았다.</text:p>
            </text:list-item>
            <text:list-item>
              <text:p text:style-name="P56">옹벽에 도착한 때 두 마리 모두 없었다.</text:p>
            </text:list-item>
            <text:list-item>
              <text:p text:style-name="P56">보도 쪽에 간다. 수영장의 모서리에 간다. 혀를 울린다.</text:p>
            </text:list-item>
            <text:list-item>
              <text:p text:style-name="P56">잠시 기다리 있지만, 오지 않아. 공원으로 돌아 시작한다.</text:p>
            </text:list-item>
            <text:list-item>
              <text:p text:style-name="P35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56">울타리 속에서 고양이의 울음 소리가 들린다.</text:p>
            </text:list-item>
            <text:list-item>
              <text:p text:style-name="P56">처음, 미케이 아닐까라고 생각한다. 하지만, 목소리가 약간 작다. 또 높다.</text:p>
            </text:list-item>
            <text:list-item>
              <text:p text:style-name="P56">더 들여다 보면, 크로의 눈이 이쪽을 보고 있다.</text:p>
            </text:list-item>
          </text:list>
        </text:list-item>
        <text:list-item>
          <text:p text:style-name="P35">자유작문</text:p>
          <text:list>
            <text:list-item>
              <text:p text:style-name="P35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5668312545018938799" text:style-name="L14">
        <text:list-item>
          <text:p text:style-name="P36">먹이주기</text:p>
          <text:list>
            <text:list-item>
              <text:p text:style-name="P36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57">류가 왔다. 어떻게 왔는지? / 우선, 미케가 있어. 지상에 내렸다. 허리를 마사지.</text:p>
            </text:list-item>
            <text:list-item>
              <text:p text:style-name="P57">잠시 후 보도 쪽의 옹벽 위에서 고양이의 그림자. 크로 이다.</text:p>
            </text:list-item>
            <text:list-item>
              <text:p text:style-name="P57"><text:soft-page-break/>미케를 옹벽에 올리고 먹이를 준다.</text:p>
            </text:list-item>
            <text:list-item>
              <text:p text:style-name="P57">그리고 크로 옆으로 간다. / 2,3 번 쓰다듬다. / 그러자, 크로는 보도 쪽에 가서 버린다.</text:p>
            </text:list-item>
            <text:list-item>
              <text:p text:style-name="P57">갑자기, 울타리 속에 한 마리의 고양이가 나타난다.</text:p>
            </text:list-item>
            <text:list-item>
              <text:p text:style-name="P57">순간 후 그가 류이라고 알 수 있다. / 페이스트는 이미 절반을 미케에게 주고 말았다.</text:p>
            </text:list-item>
            <text:list-item>
              <text:p text:style-name="P36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57">수영장의 서 쪽 모퉁이로 가면, 크로가 울타리속에서 외에 나온다.</text:p>
            </text:list-item>
            <text:list-item>
              <text:p text:style-name="P57">그런데, 류도 공원 쪽에서 온 버린다.</text:p>
            </text:list-item>
            <text:list-item>
              <text:p text:style-name="P57">류에 향해 손을 들어, 여기에는 오지 말라고 전한다.</text:p>
            </text:list-item>
            <text:list-item>
              <text:p text:style-name="P36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57">페이스트의 용기에는 아직 약간 음식이 남아있다.</text:p>
            </text:list-item>
            <text:list-item>
              <text:p text:style-name="P36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57">마지막 공원에 돌아간다. / 류도 돌아온다. / 페이스트는 이미 없다.</text:p>
            </text:list-item>
            <text:list-item>
              <text:p text:style-name="P36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4781618707133623836" text:style-name="L15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8">류는 오지 않다.</text:p>
            </text:list-item>
            <text:list-item>
              <text:p text:style-name="P58">크로, 미케. 두 마리 모두 이미 옹벽 위에 있다.</text:p>
            </text:list-item>
            <text:list-item>
              <text:p text:style-name="P58">미케를 내렸다. <text:s/>/ 크로는 내려 오지 않다. 목소리를 던지지만, 여전히 오지않다.</text:p>
            </text:list-item>
            <text:list-item>
              <text:p text:style-name="P58">지상에서 미케의 허리를 마사지하면서, 크로에 목소리를 몇번 던진다.</text:p>
            </text:list-item>
            <text:list-item>
              <text:p text:style-name="P58">미케를 옹벽 위에 올린다. / 크로에 호소한다. "지상에 내려와자" / 변함없이 오지않다.</text:p>
            </text:list-item>
            <text:list-item>
              <text:p text:style-name="P58"><text:soft-page-break/>두 마리에 페이스트를 준다.</text:p>
            </text:list-item>
          </text:list>
        </text:list-item>
        <text:list-item>
          <text:p text:style-name="P37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6691357664581404708" text:style-name="L16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9">크로는 다시 내려 오지 않다.</text:p>
            </text:list-item>
            <text:list-item>
              <text:p text:style-name="P59">클로에 향해 목소리를 던지면서, 미케의 허리를 마사지한다.</text:p>
            </text:list-item>
            <text:list-item>
              <text:p text:style-name="P59">미케를 올림. 두 마리에 먹이를 준다.</text:p>
            </text:list-item>
          </text:list>
        </text:list-item>
        <text:list-item>
          <text:p text:style-name="P38">신체</text:p>
        </text:list-item>
        <text:list-item>
          <text:p text:style-name="P38">음악</text:p>
        </text:list-item>
        <text:list-item>
          <text:p text:style-name="P38">기타</text:p>
        </text:list-item>
        <text:list-item>
          <text:p text:style-name="P38">자유작문</text:p>
          <text:list>
            <text:list-item>
              <text:p text:style-name="P38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4477574447828058743" text:style-name="L17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0">두 마리도 오지않다. / 수영장의 서쪽으로 간다. / 혀를 울리하지만, 오지않다.</text:p>
            </text:list-item>
          </text:list>
        </text:list-item>
        <text:list-item>
          <text:p text:style-name="P39">신체</text:p>
          <text:list>
            <text:list-item>
              <text:p text:style-name="P39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9">기타 : 메모했던 것</text:p>
          <text:list>
            <text:list-item>
              <text:p text:style-name="P39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9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9">자유작문</text:p>
          <text:list>
            <text:list-item>
              <text:p text:style-name="P39">꿈</text:p>
              <text:list>
                <text:list-item>
                  <text:p text:style-name="P39">자고 있을 때<text:span text:style-name="T7">「寝ているとき</text:span>, 꿈을 꾸고 있어요? </text:p>
                </text:list-item>
                <text:list-item>
                  <text:p text:style-name="P39">꿈이 있는 이야기 군요<text:span text:style-name="T7">「ですね</text:span>.</text:p>
                </text:list-item>
                <text:list-item>
                  <text:p text:style-name="P39">당신의 꿈은 무엇인가요?</text:p>
                </text:list-item>
              </text:list>
            </text:list-item>
            <text:list-item>
              <text:p text:style-name="P39">그림자<text:span text:style-name="T7">「影</text:span></text:p>
              <text:list>
                <text:list-item>
                  <text:p text:style-name="P39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9">사탕<text:span text:style-name="T7">「飴</text:span></text:p>
              <text:list>
                <text:list-item>
                  <text:p text:style-name="P39">하루에 몇 마리의 사탕을 핥아있어요?</text:p>
                </text:list-item>
                <text:list-item>
                  <text:p text:style-name="P39">사탕을 과식하고 있네요.</text:p>
                </text:list-item>
              </text:list>
            </text:list-item>
            <text:list-item>
              <text:p text:style-name="P39">융단</text:p>
              <text:list>
                <text:list-item>
                  <text:p text:style-name="P39">이 융단은 누가 샀읍니까? (샀어요?)</text:p>
                </text:list-item>
              </text:list>
            </text:list-item>
          </text:list>
          <text:p text:style-name="P39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927992487696055096" text:style-name="L18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0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61">크로가 돌출 울타리의 앞, 즉, 보도의 반대쪽에 있다.</text:p>
            </text:list-item>
            <text:list-item>
              <text:p text:style-name="P40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40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7056744924389522916" text:style-name="L19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2">류가 왔다. / 옹백에 도착했던 때 이미 옹벽 위에 있었다.</text:p>
            </text:list-item>
            <text:list-item>
              <text:p text:style-name="P62">우선, 그림자만 보였지만, 머리의 크기에 의해 류이라고 알려졌다.</text:p>
            </text:list-item>
            <text:list-item>
              <text:p text:style-name="P62">류에 말을 걸어, 근처에 간다. / 조금 고민했지만, 베이스트를 반 주기로한다.</text:p>
            </text:list-item>
            <text:list-item>
              <text:p text:style-name="P62">페이스트를 용기에서 반출한 후 돌출 방향을 보면, 크로가 있다. / 네발 앉아 있다.</text:p>
            </text:list-item>
            <text:list-item>
              <text:p text:style-name="P62">크로에 나머지 중 4 분의 3 정도를 준다.</text:p>
            </text:list-item>
            <text:list-item>
              <text:p text:style-name="P62">그리고, 나머지 전부를 다시 류에 준다.</text:p>
            </text:list-item>
            <text:list-item>
              <text:p text:style-name="P62">크로눈 그 후 지상에 내리고 온다. / 데굴 데굴 을 잠시 한다.</text:p>
            </text:list-item>
            <text:list-item>
              <text:p text:style-name="P41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62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62">주위를 조금 걸어 본다. / 없다. / 보도에 가장 가까운 곳에 나있는 나무의 뿌리를 본다. 크로가 있다.</text:p>
            </text:list-item>
            <text:list-item>
              <text:p text:style-name="P62">목소리를 건다. / 그러나 크로는 보도 쪽으로 가고 버린다. / 그리고 보도 쪽의 옹벽에 오른다. / 울타리 안에.</text:p>
            </text:list-item>
            <text:list-item>
              <text:p text:style-name="P41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1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5904735785938475232" text:style-name="L20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2"><text:span text:style-name="T4">두 마리 모두 왔다.</text:span><text:span text:style-name="T6"> / 옹벽에 도착한 때 크로만 있다.</text:span></text:p>
            </text:list-item>
            <text:list-item>
              <text:p text:style-name="P68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68">그리고, 울음 소리가 들려온다「聞こえてくる. / </text:p>
            </text:list-item>
            <text:list-item>
              <text:p text:style-name="P68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378961892306874269" text:style-name="L21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3">크로는 자시 지상에는 내리오지 않는다.</text:p>
            </text:list-item>
            <text:list-item>
              <text:p text:style-name="P43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63">전 번 째와 같이, 미케에 마사지를 할 때, 때때로 크로에 목소리를 던진다.</text:p>
            </text:list-item>
            <text:list-item>
              <text:p text:style-name="P63">그리고 미케를 옹벽에 올리고, 페이스트를 준다. / 우선 미케. 그리고, 크로.</text:p>
            </text:list-item>
            <text:list-item>
              <text:p text:style-name="P63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3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5215922176338140724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4">두 마리가 온다. / 미케의 허리 마사지. 옹벽에 올림. 페이스트.</text:p>
            </text:list-item>
            <text:list-item>
              <text:p text:style-name="P44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4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64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7310260013817745384" text:style-name="L23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5">비가 내리고 있었다. / 울타리 속에도 두 마리는 없다. / 수여장의 서 쪽으로 가서 본다. / 혀를 울린다. / 누구도 오지 않다.</text:p>
            </text:list-item>
            <text:list-item>
              <text:p text:style-name="P65">공원으로 돌아간다. / 입구의 근처에서 고양이의 울음소리가 들린다. / 차도의 맞은 편에 있는 아파트의 입구 근처에서.</text:p>
            </text:list-item>
            <text:list-item>
              <text:p text:style-name="P65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5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9115933361654420808" text:style-name="L24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6"><text:span text:style-name="T4">두 마리 모두. / 미케에게 허리 마사지. / 두 마리에게 페이스트.</text:span></text:p>
            </text:list-item>
            <text:list-item>
              <text:p text:style-name="P46"><text:span text:style-name="T4">크로는 옹벽 위에서.</text:span></text:p>
            </text:list-item>
          </text:list>
        </text:list-item>
        <text:list-item>
          <text:p text:style-name="P46">신체</text:p>
        </text:list-item>
        <text:list-item>
          <text:p text:style-name="P46">음악</text:p>
          <text:list>
            <text:list-item>
              <text:p text:style-name="P46">기타를 다시 시작했다. / 이 번, 명확하게 활동의 목표를 작곡으로 집중하고 있다.</text:p>
            </text:list-item>
            <text:list-item>
              <text:p text:style-name="P46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>@@@</text:p>
      <text:p text:style-name="P5">[XXX] </text:p>
      <text:p text:style-name="P8">myself / diary / XXX</text:p>
      <text:p text:style-name="P8"/>
      <text:list xml:id="list5985134092387047241" text:style-name="L27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7">신체 / 정신</text:p>
        </text:list-item>
        <text:list-item>
          <text:p text:style-name="P47">음악</text:p>
        </text:list-item>
        <text:list-item>
          <text:p text:style-name="P47">기타</text:p>
        </text:list-item>
        <text:list-item>
          <text:p text:style-name="P47">자유작문</text:p>
        </text:list-item>
      </text:list>
      <text:p text:style-name="P7"/>
      <text:p text:style-name="P5">[/ XXX] </text:p>
      <text:p text:style-name="P2"/>
      <text:p text:style-name="P2"><text:soft-page-break/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4605219" text:continue-list="list5215922176338140724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4">신체 / 정신</text:p>
        </text:list-item>
        <text:list-item>
          <text:p text:style-name="P44">음악</text:p>
        </text:list-item>
        <text:list-item>
          <text:p text:style-name="P44">기타</text:p>
        </text:list-item>
        <text:list-item>
          <text:p text:style-name="P44"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1068276685702914026" text:style-name="L25">
        <text:list-item>
          <text:p text:style-name="P69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ext:soft-page-break/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730647300255852451" text:style-name="L26">
              <text:list-item>
                <text:p text:style-name="P21">“<text:span text:style-name="T7">作成</text:span>” ==&gt; click</text:p>
              </text:list-item>
              <text:list-item>
                <text:p text:style-name="P21">Tab x 2 (move to the text area)</text:p>
              </text:list-item>
              <text:list-item>
                <text:p text:style-name="P21">C/P ==&gt; texts</text:p>
              </text:list-item>
              <text:list-item>
                <text:p text:style-name="P21">select ==&gt; title strings</text:p>
              </text:list-item>
              <text:list-item>
                <text:p text:style-name="P21">C – c &gt; M – Tab &gt; C – v (C/P)</text:p>
              </text:list-item>
              <text:list-item>
                <text:p text:style-name="P21">M – Tab (to “to” box)</text:p>
              </text:list-item>
              <text:list-item>
                <text:p text:style-name="P21">“iwa” &gt; Tab (autofill)</text:p>
              </text:list-item>
              <text:list-item>
                <text:p text:style-name="P21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03T14:37:47.52</dc:date>
    <dc:creator>iwabuchi ken</dc:creator>
    <meta:editing-duration>P2DT1H43M55S</meta:editing-duration>
    <meta:editing-cycles>249</meta:editing-cycles>
    <meta:generator>OpenOffice/4.1.3$Win32 OpenOffice.org_project/413m1$Build-9783</meta:generator>
    <meta:document-statistic meta:table-count="7" meta:image-count="0" meta:object-count="0" meta:page-count="22" meta:paragraph-count="482" meta:word-count="7764" meta:character-count="12306"/>
  </office:meta>
</office:document-meta>
</file>